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  <style:text-properties fo:color="#6a9955" fo:background-color="#1e1e1e"/>
    </style:style>
    <style:style style:name="P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style:font-name-asian="Droid Sans Mono" style:font-size-asian="10.5pt" style:font-weight-asian="normal"/>
    </style:style>
    <style:style style:name="T3" style:family="text">
      <style:text-properties fo:color="#c586c0"/>
    </style:style>
    <style:style style:name="T4" style:family="text">
      <style:text-properties fo:color="#ce9178"/>
    </style:style>
    <style:style style:name="T5" style:family="text">
      <style:text-properties fo:color="#ce9178" style:font-name="Droid Sans Mono" fo:font-size="10.5pt" fo:font-weight="normal"/>
    </style:style>
    <style:style style:name="T6" style:family="text">
      <style:text-properties fo:color="#ce9178" style:font-name-asian="Droid Sans Mono" style:font-size-asian="10.5pt" style:font-weight-asian="normal"/>
    </style:style>
    <style:style style:name="T7" style:family="text">
      <style:text-properties fo:color="#569cd6"/>
    </style:style>
    <style:style style:name="T8" style:family="text">
      <style:text-properties fo:color="#b5cea8"/>
    </style:style>
    <style:style style:name="T9" style:family="text">
      <style:text-properties fo:color="#dcdcaa"/>
    </style:style>
    <style:style style:name="T10" style:family="text">
      <style:text-properties fo:color="#dcdcaa" style:font-name="Droid Sans Mono" fo:font-size="10.5pt" fo:font-weight="normal"/>
    </style:style>
    <style:style style:name="T11" style:family="text">
      <style:text-properties fo:color="#9cdc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/* enum</text:span><text:span text:style-name="T2">과 </text:span><text:span text:style-name="T1">shift </text:span><text:span text:style-name="T2">연산을 활용하여 </text:span></text:p>
      <text:p text:style-name="P3"><text:span text:style-name="T1">Category</text:span><text:span text:style-name="T2">를 구현하였습니다</text:span><text:span text:style-name="T1">.*/</text:span></text:p>
      <text:p text:style-name="P5"/>
      <text:p text:style-name="P1"><text:span text:style-name="T3"># include</text:span><text:span text:style-name="T4">&lt;stdio.h&gt;</text:span></text:p>
      <text:p text:style-name="P5"/>
      <text:p text:style-name="P1"><text:span text:style-name="T7">enum</text:span> flavors {</text:p>
      <text:p text:style-name="P1">chocolate = <text:span text:style-name="T8">1</text:span>, </text:p>
      <text:p text:style-name="P1">strawberry, </text:p>
      <text:p text:style-name="P1">vanilla, </text:p>
      <text:p text:style-name="P1">mango, </text:p>
      <text:p text:style-name="P1">yoghurt, </text:p>
      <text:p text:style-name="P1">cookie</text:p>
      <text:p text:style-name="P1">};</text:p>
      <text:p text:style-name="P5"/>
      <text:p text:style-name="P1"><text:span text:style-name="T7">int</text:span> <text:span text:style-name="T9">add_myflavor</text:span>( <text:span text:style-name="T7">unsigned</text:span> <text:span text:style-name="T7">long</text:span> <text:span text:style-name="T11">my_flavor_list</text:span>, <text:span text:style-name="T7">int</text:span> <text:span text:style-name="T11">flavor_number</text:span> );</text:p>
      <text:p text:style-name="P1"><text:span text:style-name="T7">int</text:span> <text:span text:style-name="T9">delete_myflavor</text:span>( <text:span text:style-name="T7">unsigned</text:span> <text:span text:style-name="T7">long</text:span> <text:span text:style-name="T11">my_flavor_list</text:span>, <text:span text:style-name="T7">int</text:span> <text:span text:style-name="T11">flavor_number</text:span> );</text:p>
      <text:p text:style-name="P1"><text:span text:style-name="T7">int</text:span> <text:span text:style-name="T9">search_myflavor</text:span>( <text:span text:style-name="T7">unsigned</text:span> <text:span text:style-name="T7">long</text:span> <text:span text:style-name="T11">my_flavor_list</text:span>, <text:span text:style-name="T7">int</text:span> <text:span text:style-name="T11">flavor_number</text:span> );</text:p>
      <text:p text:style-name="P5"/>
      <text:p text:style-name="P1"><text:span text:style-name="T7">int</text:span> <text:span text:style-name="T9">main</text:span>(<text:span text:style-name="T7">void</text:span>)</text:p>
      <text:p text:style-name="P1">{</text:p>
      <text:p text:style-name="P3"><text:span text:style-name="T1">/*</text:span><text:span text:style-name="T2">변수의 초기화</text:span></text:p>
      <text:p text:style-name="P3"><text:span text:style-name="T1">my_flavor_list : 64</text:span><text:span text:style-name="T2">개의 칸을 가진 리스트</text:span></text:p>
      <text:p text:style-name="P3"><text:span text:style-name="T1">pre_board : 2</text:span><text:span text:style-name="T2">진수로 변형된 </text:span><text:span text:style-name="T1">flavor </text:span><text:span text:style-name="T2">번호를 담을 리스트</text:span></text:p>
      <text:p text:style-name="P3"><text:span text:style-name="T1">service_number : </text:span><text:span text:style-name="T2">사용자가 선택한 서비스 번호</text:span></text:p>
      <text:p text:style-name="P3"><text:span text:style-name="T1">flavor_number : </text:span><text:span text:style-name="T2">사용자가 선택한 </text:span><text:span text:style-name="T1">flavor </text:span><text:span text:style-name="T2">번호</text:span></text:p>
      <text:p text:style-name="P3"><text:span text:style-name="T1">shift_value : flavor </text:span><text:span text:style-name="T2">번호를 </text:span><text:span text:style-name="T1">2</text:span><text:span text:style-name="T2">진수로 바꾸기 위해 해야하는 </text:span><text:span text:style-name="T1">shift </text:span><text:span text:style-name="T2">연산값을 담을 </text:span><text:span text:style-name="T1">integer</text:span></text:p>
      <text:p text:style-name="P4">*/</text:p>
      <text:p text:style-name="P1"><text:span text:style-name="T7">unsigned</text:span> <text:span text:style-name="T7">long</text:span> my_flavor_list = <text:span text:style-name="T8">0</text:span>;</text:p>
      <text:p text:style-name="P1"><text:span text:style-name="T7">unsigned</text:span> <text:span text:style-name="T7">long</text:span> pre_board = <text:span text:style-name="T8">0</text:span>;</text:p>
      <text:p text:style-name="P1"><text:span text:style-name="T7">int</text:span> service_number = <text:span text:style-name="T8">0</text:span>;</text:p>
      <text:p text:style-name="P1"><text:span text:style-name="T7">int</text:span> flavor_number = <text:span text:style-name="T8">0</text:span>;</text:p>
      <text:p text:style-name="P1"><text:span text:style-name="T7">int</text:span> shift_value = <text:span text:style-name="T8">0</text:span>;</text:p>
      <text:p text:style-name="P5"/>
      <text:p text:style-name="P1"><text:span text:style-name="T3">while</text:span>(<text:span text:style-name="T8">1</text:span>){</text:p>
      <text:p text:style-name="P3"><text:span text:style-name="T1">/*1~3</text:span><text:span text:style-name="T2">까지의 서비스 이용이 끝난 후 처음 화면으로 되돌아 오도록 </text:span><text:span text:style-name="T1">home</text:span><text:span text:style-name="T2">을 설정</text:span><text:span text:style-name="T1">*/</text:span></text:p>
      <text:p text:style-name="P2"><text:span text:style-name="T10">printf</text:span><text:span text:style-name="T1">(</text:span><text:span text:style-name="T5">"</text:span><text:span text:style-name="T6">이용하실 서비스 번호를 입력해주세요</text:span><text:span text:style-name="T5">/n"</text:span><text:span text:style-name="T1">);</text:span></text:p>
      <text:p text:style-name="P2"><text:span text:style-name="T10">printf</text:span><text:span text:style-name="T1">(</text:span><text:span text:style-name="T5">"1. </text:span><text:span text:style-name="T6">내 맛에 추가하기 </text:span><text:span text:style-name="T5">/n 2. </text:span><text:span text:style-name="T6">내 맛에서 삭제하기 </text:span><text:span text:style-name="T5">/n 3. </text:span><text:span text:style-name="T6">내 맛에서 검색하기 </text:span><text:span text:style-name="T5">/n 4. </text:span><text:span text:style-name="T6">아이스크림 맛</text:span><text:span text:style-name="T5">! </text:span><text:span text:style-name="T6">종료하기 </text:span><text:span text:style-name="T5">/n"</text:span><text:span text:style-name="T1">);</text:span></text:p>
      <text:p text:style-name="P3"><text:span text:style-name="T1">/*</text:span><text:span text:style-name="T2">이용할 서비스 번호를 입력받는다</text:span><text:span text:style-name="T1">.*/</text:span></text:p>
      <text:p text:style-name="P1"><text:span text:style-name="T9">scanf</text:span>(<text:span text:style-name="T4">"%d"</text:span>, &amp;service_number);</text:p>
      <text:p text:style-name="P3"><text:span text:style-name="T1">/*</text:span><text:span text:style-name="T2">입력받은 서비스 번호를 넘겨받아 </text:span><text:span text:style-name="T1">switch</text:span><text:span text:style-name="T2">문을 실행하여 검사 후</text:span><text:span text:style-name="T1">, </text:span><text:span text:style-name="T2">해당 서비스를 실행한다</text:span><text:span text:style-name="T1">. */</text:span></text:p>
      <text:p text:style-name="P1"><text:span text:style-name="T3">switch</text:span> (service_number)</text:p>
      <text:p text:style-name="P1">{</text:p>
      <text:p text:style-name="P1"><text:span text:style-name="T3">case</text:span> <text:span text:style-name="T8">1</text:span>:</text:p>
      <text:p text:style-name="P2"><text:span text:style-name="T10">printf</text:span><text:span text:style-name="T1">(</text:span><text:span text:style-name="T5">"</text:span><text:span text:style-name="T6">추가하기를 선택하셨습니다</text:span><text:span text:style-name="T5">."</text:span><text:span text:style-name="T1">);</text:span></text:p>
      <text:p text:style-name="P2"><text:span text:style-name="T10">printf</text:span><text:span text:style-name="T1">(</text:span><text:span text:style-name="T5">"</text:span><text:span text:style-name="T6">아이스크림 맛</text:span><text:span text:style-name="T5">!/n 1. </text:span><text:span text:style-name="T6">초콜렛 </text:span><text:span text:style-name="T5">2. </text:span><text:span text:style-name="T6">딸기 </text:span><text:span text:style-name="T5">3. </text:span><text:span text:style-name="T6">바닐라 </text:span><text:span text:style-name="T5">4. </text:span><text:span text:style-name="T6">망고 </text:span><text:span text:style-name="T5">5. </text:span><text:span text:style-name="T6">요거트 </text:span><text:span text:style-name="T5">6. </text:span><text:span text:style-name="T6">쿠키앤크림</text:span><text:span text:style-name="T5">"</text:span><text:span text:style-name="T1">);</text:span></text:p>
      <text:p text:style-name="P2"><text:span text:style-name="T10">printf</text:span><text:span text:style-name="T1">(</text:span><text:span text:style-name="T5">"</text:span><text:span text:style-name="T6">추가할 맛을 선택해주세요</text:span><text:span text:style-name="T5">."</text:span><text:span text:style-name="T1">);</text:span></text:p>
      <text:p text:style-name="P1"><text:span text:style-name="T9">scanf</text:span>(<text:span text:style-name="T4">"%d"</text:span>, &amp;<text:span text:style-name="T11">flavor_number</text:span>);</text:p>
      <text:p text:style-name="P1"><text:soft-page-break/><text:span text:style-name="T9">add_myflavor</text:span>(my_flavor_list, flavor_number);</text:p>
      <text:p text:style-name="P1"><text:span text:style-name="T3">break</text:span>;</text:p>
      <text:p text:style-name="P5"/>
      <text:p text:style-name="P1"><text:span text:style-name="T3">case</text:span> <text:span text:style-name="T8">2</text:span>:</text:p>
      <text:p text:style-name="P2"><text:span text:style-name="T10">printf</text:span><text:span text:style-name="T1">(</text:span><text:span text:style-name="T5">"</text:span><text:span text:style-name="T6">삭제하기를 선택하셨습니다</text:span><text:span text:style-name="T5">."</text:span><text:span text:style-name="T1">);</text:span></text:p>
      <text:p text:style-name="P2"><text:span text:style-name="T10">printf</text:span><text:span text:style-name="T1">(</text:span><text:span text:style-name="T5">"</text:span><text:span text:style-name="T6">아이스크림 맛</text:span><text:span text:style-name="T5">!/n 1. </text:span><text:span text:style-name="T6">초콜렛 </text:span><text:span text:style-name="T5">2. </text:span><text:span text:style-name="T6">딸기 </text:span><text:span text:style-name="T5">3. </text:span><text:span text:style-name="T6">바닐라 </text:span><text:span text:style-name="T5">4. </text:span><text:span text:style-name="T6">망고 </text:span><text:span text:style-name="T5">5. </text:span><text:span text:style-name="T6">요거트 </text:span><text:span text:style-name="T5">6. </text:span><text:span text:style-name="T6">쿠키앤크림</text:span><text:span text:style-name="T5">"</text:span><text:span text:style-name="T1">);</text:span></text:p>
      <text:p text:style-name="P2"><text:span text:style-name="T10">printf</text:span><text:span text:style-name="T1">(</text:span><text:span text:style-name="T5">"</text:span><text:span text:style-name="T6">삭제할 맛을 선택해주세요</text:span><text:span text:style-name="T5">."</text:span><text:span text:style-name="T1">);</text:span></text:p>
      <text:p text:style-name="P1"><text:span text:style-name="T9">scanf</text:span>(<text:span text:style-name="T4">"%d"</text:span>, &amp;<text:span text:style-name="T11">flavor_number</text:span>);</text:p>
      <text:p text:style-name="P1"><text:span text:style-name="T9">delete_myflavor</text:span>(my_flavor_list, flavor_number);</text:p>
      <text:p text:style-name="P1"><text:span text:style-name="T3">break</text:span>;</text:p>
      <text:p text:style-name="P5"/>
      <text:p text:style-name="P1"><text:span text:style-name="T3">case</text:span> <text:span text:style-name="T8">3</text:span>:</text:p>
      <text:p text:style-name="P2"><text:span text:style-name="T10">printf</text:span><text:span text:style-name="T1">(</text:span><text:span text:style-name="T5">"</text:span><text:span text:style-name="T6">검색하기를 선택하셨습니다</text:span><text:span text:style-name="T5">."</text:span><text:span text:style-name="T1">);</text:span></text:p>
      <text:p text:style-name="P2"><text:span text:style-name="T10">printf</text:span><text:span text:style-name="T1">(</text:span><text:span text:style-name="T5">"</text:span><text:span text:style-name="T6">아이스크림 맛</text:span><text:span text:style-name="T5">!/n 1. </text:span><text:span text:style-name="T6">초콜렛 </text:span><text:span text:style-name="T5">2. </text:span><text:span text:style-name="T6">딸기 </text:span><text:span text:style-name="T5">3. </text:span><text:span text:style-name="T6">바닐라 </text:span><text:span text:style-name="T5">4. </text:span><text:span text:style-name="T6">망고 </text:span><text:span text:style-name="T5">5. </text:span><text:span text:style-name="T6">요거트 </text:span><text:span text:style-name="T5">6. </text:span><text:span text:style-name="T6">쿠키앤크림</text:span><text:span text:style-name="T5">"</text:span><text:span text:style-name="T1">);</text:span></text:p>
      <text:p text:style-name="P2"><text:span text:style-name="T10">printf</text:span><text:span text:style-name="T1">(</text:span><text:span text:style-name="T5">"</text:span><text:span text:style-name="T6">검색할 맛을 선택해주세요</text:span><text:span text:style-name="T5">."</text:span><text:span text:style-name="T1">);</text:span></text:p>
      <text:p text:style-name="P1"><text:span text:style-name="T9">scanf</text:span>(<text:span text:style-name="T4">"%d"</text:span>, &amp;<text:span text:style-name="T11">flavor_number</text:span>);</text:p>
      <text:p text:style-name="P1"><text:span text:style-name="T9">search_myflavor</text:span>(my_flavor_list, flavor_number);</text:p>
      <text:p text:style-name="P1"><text:span text:style-name="T3">break</text:span>;</text:p>
      <text:p text:style-name="P5"/>
      <text:p text:style-name="P1"><text:span text:style-name="T3">case</text:span> <text:span text:style-name="T8">4</text:span>:</text:p>
      <text:p text:style-name="P2"><text:span text:style-name="T10">printf</text:span><text:span text:style-name="T1">(</text:span><text:span text:style-name="T5">"</text:span><text:span text:style-name="T6">종료하기를 선택하셨습니다</text:span><text:span text:style-name="T5">./n </text:span><text:span text:style-name="T6">서비스를 종료합니다</text:span><text:span text:style-name="T5">."</text:span><text:span text:style-name="T1">);</text:span></text:p>
      <text:p text:style-name="P1"><text:span text:style-name="T3">break</text:span>;</text:p>
      <text:p text:style-name="P5"/>
      <text:p text:style-name="P1"><text:span text:style-name="T3">default</text:span>:</text:p>
      <text:p text:style-name="P2"><text:span text:style-name="T10">printf</text:span><text:span text:style-name="T1">(</text:span><text:span text:style-name="T5">"</text:span><text:span text:style-name="T6">번호를 잘못 입력하셨습니다</text:span><text:span text:style-name="T5">."</text:span><text:span text:style-name="T1">);</text:span></text:p>
      <text:p text:style-name="P1"><text:span text:style-name="T3">break</text:span>;</text:p>
      <text:p text:style-name="P1">}</text:p>
      <text:p text:style-name="P1">}</text:p>
      <text:p text:style-name="P1"><text:span text:style-name="T3">return</text:span> <text:span text:style-name="T8">0</text:span>;</text:p>
      <text:p text:style-name="P1">}</text:p>
      <text:p text:style-name="P5"/>
      <text:p text:style-name="P4">/*========================================================================*/</text:p>
      <text:p text:style-name="P5"/>
      <text:p text:style-name="P3"><text:span text:style-name="T1">/* </text:span><text:span text:style-name="T2">추가하기 함수 입니다</text:span><text:span text:style-name="T1">.</text:span></text:p>
      <text:p text:style-name="P3"><text:span text:style-name="T2">값을 추가하는 </text:span><text:span text:style-name="T1">my_flavor_list</text:span><text:span text:style-name="T2">와 사용자가 선택한 </text:span><text:span text:style-name="T1">flavor_number </text:span><text:span text:style-name="T2">값을 전달받습니다</text:span><text:span text:style-name="T1">.</text:span></text:p>
      <text:p text:style-name="P3"><text:span text:style-name="T1">shift</text:span><text:span text:style-name="T2">연산을 통해 </text:span><text:span text:style-name="T1">*/</text:span></text:p>
      <text:p text:style-name="P1"><text:span text:style-name="T7">int</text:span> <text:span text:style-name="T9">add_myflavor</text:span> ( <text:span text:style-name="T7">unsigned</text:span> <text:span text:style-name="T7">long</text:span> <text:span text:style-name="T11">my_flavor_list</text:span>, <text:span text:style-name="T7">int</text:span> <text:span text:style-name="T11">flavor_number</text:span> )</text:p>
      <text:p text:style-name="P1">{</text:p>
      <text:p text:style-name="P3"><text:span text:style-name="T1">/*</text:span><text:span text:style-name="T2">각 </text:span><text:span text:style-name="T1">flavor</text:span><text:span text:style-name="T2">가 의미하는 </text:span><text:span text:style-name="T1">(</text:span><text:span text:style-name="T2">상수</text:span><text:span text:style-name="T1">-1)</text:span><text:span text:style-name="T2">을 한 숫자에 따라 </text:span><text:span text:style-name="T1">flavor</text:span><text:span text:style-name="T2">가 </text:span></text:p>
      <text:p text:style-name="P3"><text:span text:style-name="T1">shift</text:span><text:span text:style-name="T2">연산을 하여 </text:span><text:span text:style-name="T1">pre_board 1</text:span><text:span text:style-name="T2">의 위치를 이동하게 되고</text:span><text:span text:style-name="T1">, </text:span></text:p>
      <text:p text:style-name="P3"><text:span text:style-name="T2">각 </text:span><text:span text:style-name="T1">flavor</text:span><text:span text:style-name="T2">의 고유한 위치 값이 </text:span><text:span text:style-name="T1">pre_board</text:span><text:span text:style-name="T2">에 저장됩니다</text:span><text:span text:style-name="T1">.</text:span></text:p>
      <text:p text:style-name="P4">*/</text:p>
      <text:p text:style-name="P1"><text:span text:style-name="T7">unsigned</text:span> <text:span text:style-name="T7">long</text:span> pre_board = <text:span text:style-name="T8">1</text:span>;</text:p>
      <text:p text:style-name="P1"><text:span text:style-name="T7">int</text:span> shift_val = flavor_number-<text:span text:style-name="T8">1</text:span>;</text:p>
      <text:p text:style-name="P5"/>
      <text:p text:style-name="P1">pre_board = pre_board &lt;&lt; shift_val;</text:p>
      <text:p text:style-name="P3"><text:soft-page-break/><text:span text:style-name="T1">/*</text:span><text:span text:style-name="T2">추가 연산을 해주기 전</text:span><text:span text:style-name="T1">, </text:span><text:span text:style-name="T2">이미 추가가 된 값인지 확인을 해줍니다</text:span><text:span text:style-name="T1">.</text:span></text:p>
      <text:p text:style-name="P3"><text:span text:style-name="T2">추가가 되어있지 않다면 연산을 진행하고</text:span><text:span text:style-name="T1">,</text:span></text:p>
      <text:p text:style-name="P3"><text:span text:style-name="T2">연산 후 제대로 추가가 되었는지 다시 한번 확인을 합니다</text:span><text:span text:style-name="T1">.*/</text:span></text:p>
      <text:p text:style-name="P1"><text:span text:style-name="T3">if</text:span> ( my_flavor_list == my_flavor_list &amp; pre_board ){</text:p>
      <text:p text:style-name="P2"><text:span text:style-name="T10">printf</text:span><text:span text:style-name="T1">(</text:span><text:span text:style-name="T5">"</text:span><text:span text:style-name="T6">이미 추가된 맛입니다</text:span><text:span text:style-name="T5">."</text:span><text:span text:style-name="T1">);</text:span></text:p>
      <text:p text:style-name="P1">}<text:span text:style-name="T3">else</text:span>{</text:p>
      <text:p text:style-name="P1">my_flavor_list = my_flavor_list | pre_board;</text:p>
      <text:p text:style-name="P5"/>
      <text:p text:style-name="P1"><text:span text:style-name="T3">if</text:span> ( my_flavor_list == my_flavor_list &amp; pre_board ){</text:p>
      <text:p text:style-name="P2"><text:span text:style-name="T10">printf</text:span><text:span text:style-name="T1">(</text:span><text:span text:style-name="T5">"</text:span><text:span text:style-name="T6">맛이 새로 추가되었습니다</text:span><text:span text:style-name="T5">!!!"</text:span><text:span text:style-name="T1">);</text:span></text:p>
      <text:p text:style-name="P1">}<text:span text:style-name="T3">else</text:span>{</text:p>
      <text:p text:style-name="P2"><text:span text:style-name="T10">printf</text:span><text:span text:style-name="T1">(</text:span><text:span text:style-name="T5">"</text:span><text:span text:style-name="T6">추가가 안된 듯 합니다</text:span><text:span text:style-name="T5">.."</text:span><text:span text:style-name="T1">);</text:span></text:p>
      <text:p text:style-name="P1">}</text:p>
      <text:p text:style-name="P1">}</text:p>
      <text:p text:style-name="P5"/>
      <text:p text:style-name="P1"><text:span text:style-name="T3">return</text:span> <text:span text:style-name="T8">0</text:span>;</text:p>
      <text:p text:style-name="P1">}</text:p>
      <text:p text:style-name="P5"/>
      <text:p text:style-name="P4">/*========================================================================*/</text:p>
      <text:p text:style-name="P5"/>
      <text:p text:style-name="P3"><text:span text:style-name="T1">/*</text:span><text:span text:style-name="T2">삭제하기 함수 입니다</text:span><text:span text:style-name="T1">.</text:span></text:p>
      <text:p text:style-name="P3"><text:span text:style-name="T2">사용자의 맛 리스트 </text:span><text:span text:style-name="T1">my_flavor_list</text:span><text:span text:style-name="T2">와 삭제를 원하는 맛의 </text:span><text:span text:style-name="T1">flavor_number</text:span><text:span text:style-name="T2">를 전달 인자로 받습니다</text:span><text:span text:style-name="T1">.</text:span></text:p>
      <text:p text:style-name="P4">*/</text:p>
      <text:p text:style-name="P1"><text:span text:style-name="T7">int</text:span> <text:span text:style-name="T9">delete_myflavor</text:span>( <text:span text:style-name="T7">unsigned</text:span> <text:span text:style-name="T7">long</text:span> <text:span text:style-name="T11">my_flavor_list</text:span> , <text:span text:style-name="T7">int</text:span> <text:span text:style-name="T11">flavor_number</text:span> )</text:p>
      <text:p text:style-name="P1">{</text:p>
      <text:p text:style-name="P3"><text:span text:style-name="T1">/*</text:span><text:span text:style-name="T2">각 </text:span><text:span text:style-name="T1">flavor</text:span><text:span text:style-name="T2">가 의미하는 </text:span><text:span text:style-name="T1">(</text:span><text:span text:style-name="T2">상수</text:span><text:span text:style-name="T1">-1)</text:span><text:span text:style-name="T2">을 한 숫자에 따라 </text:span><text:span text:style-name="T1">flavor</text:span><text:span text:style-name="T2">가 </text:span></text:p>
      <text:p text:style-name="P3"><text:span text:style-name="T1">shift</text:span><text:span text:style-name="T2">연산을 하여 </text:span><text:span text:style-name="T1">pre_board 1</text:span><text:span text:style-name="T2">의 위치를 이동하게 되고</text:span><text:span text:style-name="T1">, </text:span></text:p>
      <text:p text:style-name="P3"><text:span text:style-name="T2">각 </text:span><text:span text:style-name="T1">flavor</text:span><text:span text:style-name="T2">의 고유한 위치 값이 </text:span><text:span text:style-name="T1">pre_board</text:span><text:span text:style-name="T2">에 저장됩니다</text:span><text:span text:style-name="T1">.</text:span></text:p>
      <text:p text:style-name="P4">*/</text:p>
      <text:p text:style-name="P1"><text:span text:style-name="T7">unsigned</text:span> <text:span text:style-name="T7">long</text:span> pre_board = <text:span text:style-name="T8">1</text:span>;</text:p>
      <text:p text:style-name="P1"><text:span text:style-name="T7">int</text:span> shift_val = flavor_number-<text:span text:style-name="T8">1</text:span>;</text:p>
      <text:p text:style-name="P5"/>
      <text:p text:style-name="P1">pre_board = pre_board &lt;&lt; shift_val;</text:p>
      <text:p text:style-name="P3"><text:span text:style-name="T1">/*</text:span><text:span text:style-name="T2">추가가 된 값을 삭제하는 것이 맞는지 확인하여 준다</text:span><text:span text:style-name="T1">.</text:span></text:p>
      <text:p text:style-name="P3"><text:span text:style-name="T2">추가가 되어있다면</text:span><text:span text:style-name="T1">, </text:span></text:p>
      <text:p text:style-name="P3"><text:span text:style-name="T1">pre_board</text:span><text:span text:style-name="T2">의 값을 반전해준 뒤</text:span><text:span text:style-name="T1">,</text:span></text:p>
      <text:p text:style-name="P3"><text:span text:style-name="T1">&amp; </text:span><text:span text:style-name="T2">연산자를 활용하여 </text:span><text:span text:style-name="T1">pre_board</text:span><text:span text:style-name="T2">의 값을 뺀 나머지 </text:span><text:span text:style-name="T1">my_flavor_list</text:span><text:span text:style-name="T2">로 업데이트 해준다</text:span><text:span text:style-name="T1">.</text:span></text:p>
      <text:p text:style-name="P3"><text:span text:style-name="T2">삭제 후 비교 연산을 통해 삭제가 제대로 되었는지 확인한다</text:span><text:span text:style-name="T1">.*/</text:span></text:p>
      <text:p text:style-name="P1"><text:span text:style-name="T3">if</text:span> ( my_flavor_list == my_flavor_list &amp; pre_board ){</text:p>
      <text:p text:style-name="P2"><text:span text:style-name="T10">printf</text:span><text:span text:style-name="T1">(</text:span><text:span text:style-name="T5">"</text:span><text:span text:style-name="T6">추가되지 않은 맛은 삭제 못합니다</text:span><text:span text:style-name="T5">!"</text:span><text:span text:style-name="T1">);</text:span></text:p>
      <text:p text:style-name="P5"/>
      <text:p text:style-name="P1">}<text:span text:style-name="T3">else</text:span>{</text:p>
      <text:p text:style-name="P1">pre_board = ~pre_board;</text:p>
      <text:p text:style-name="P1">my_flavor_list = my_flavor_list &amp; pre_board;</text:p>
      <text:p text:style-name="P1"><text:span text:style-name="T3">if</text:span> ( my_flavor_list == my_flavor_list &amp; pre_board ){</text:p>
      <text:p text:style-name="P2"><text:span text:style-name="T10">printf</text:span><text:span text:style-name="T1">(</text:span><text:span text:style-name="T5">"</text:span><text:span text:style-name="T6">삭제가 안됐나봐요</text:span><text:span text:style-name="T5">.."</text:span><text:span text:style-name="T1">);</text:span></text:p>
      <text:p text:style-name="P1"><text:soft-page-break/>}<text:span text:style-name="T3">else</text:span>{</text:p>
      <text:p text:style-name="P2"><text:span text:style-name="T10">printf</text:span><text:span text:style-name="T1">(</text:span><text:span text:style-name="T5">"</text:span><text:span text:style-name="T6">삭제 완료입니다</text:span><text:span text:style-name="T5">!"</text:span><text:span text:style-name="T1">);</text:span></text:p>
      <text:p text:style-name="P5"/>
      <text:p text:style-name="P1">}</text:p>
      <text:p text:style-name="P1"><text:span text:style-name="T3">return</text:span> <text:span text:style-name="T8">0</text:span>;</text:p>
      <text:p text:style-name="P1">}</text:p>
      <text:p text:style-name="P1">}</text:p>
      <text:p text:style-name="P5"/>
      <text:p text:style-name="P4">/*========================================================================*/</text:p>
      <text:p text:style-name="P5"/>
      <text:p text:style-name="P3"><text:span text:style-name="T1">/*</text:span><text:span text:style-name="T2">검색하기 함수 입니다</text:span><text:span text:style-name="T1">.</text:span></text:p>
      <text:p text:style-name="P3"><text:span text:style-name="T2">사용자의 맛 리스트 </text:span><text:span text:style-name="T1">my_flavor_list</text:span><text:span text:style-name="T2">와 검색을 원하는 맛의 </text:span><text:span text:style-name="T1">flavor_number</text:span><text:span text:style-name="T2">를 전달 인자로 받습니다</text:span><text:span text:style-name="T1">.</text:span></text:p>
      <text:p text:style-name="P4">*/</text:p>
      <text:p text:style-name="P1"><text:span text:style-name="T7">int</text:span> <text:span text:style-name="T9">search_myflavor</text:span>( <text:span text:style-name="T7">unsigned</text:span> <text:span text:style-name="T7">long</text:span> <text:span text:style-name="T11">my_flavor_list</text:span> , <text:span text:style-name="T7">int</text:span> <text:span text:style-name="T11">flavor_number</text:span> )</text:p>
      <text:p text:style-name="P1">{</text:p>
      <text:p text:style-name="P3"><text:span text:style-name="T1">/*</text:span><text:span text:style-name="T2">각 </text:span><text:span text:style-name="T1">flavor</text:span><text:span text:style-name="T2">가 의미하는 </text:span><text:span text:style-name="T1">(</text:span><text:span text:style-name="T2">상수</text:span><text:span text:style-name="T1">-1)</text:span><text:span text:style-name="T2">을 한 숫자에 따라 </text:span><text:span text:style-name="T1">flavor</text:span><text:span text:style-name="T2">가 </text:span></text:p>
      <text:p text:style-name="P3"><text:span text:style-name="T1">shift</text:span><text:span text:style-name="T2">연산을 하여 </text:span><text:span text:style-name="T1">pre_board 1</text:span><text:span text:style-name="T2">의 위치를 이동하게 되고</text:span><text:span text:style-name="T1">, </text:span></text:p>
      <text:p text:style-name="P3"><text:span text:style-name="T2">각 </text:span><text:span text:style-name="T1">flavor</text:span><text:span text:style-name="T2">의 고유한 위치 값이 </text:span><text:span text:style-name="T1">pre_board</text:span><text:span text:style-name="T2">에 저장됩니다</text:span><text:span text:style-name="T1">.</text:span></text:p>
      <text:p text:style-name="P4">*/</text:p>
      <text:p text:style-name="P1"><text:span text:style-name="T7">unsigned</text:span> <text:span text:style-name="T7">long</text:span> pre_board = <text:span text:style-name="T8">1</text:span>;</text:p>
      <text:p text:style-name="P1"><text:span text:style-name="T7">int</text:span> shift_val = flavor_number-<text:span text:style-name="T8">1</text:span>;</text:p>
      <text:p text:style-name="P5"/>
      <text:p text:style-name="P1">pre_board = pre_board &lt;&lt; shift_val;</text:p>
      <text:p text:style-name="P5"/>
      <text:p text:style-name="P1"><text:span text:style-name="T3">if</text:span>(pre_board == pre_board &amp; my_flavor_list){</text:p>
      <text:p text:style-name="P2"><text:span text:style-name="T10">printf</text:span><text:span text:style-name="T1">(</text:span><text:span text:style-name="T5">"</text:span><text:span text:style-name="T6">내 맛에 맛이 있습니다</text:span><text:span text:style-name="T5">!"</text:span><text:span text:style-name="T1">);</text:span></text:p>
      <text:p text:style-name="P1">}<text:span text:style-name="T3">else</text:span>{</text:p>
      <text:p text:style-name="P2"><text:span text:style-name="T10">printf</text:span><text:span text:style-name="T1">(</text:span><text:span text:style-name="T5">"</text:span><text:span text:style-name="T6">내 맛에 맛이 존재하지 않아요</text:span><text:span text:style-name="T5">.."</text:span><text:span text:style-name="T1">);</text:span></text:p>
      <text:p text:style-name="P1">}</text:p>
      <text:p text:style-name="P1"><text:span text:style-name="T3">return</text:span> <text:span text:style-name="T8">0</text:span>;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3:13:49.777972469</meta:creation-date>
    <dc:date>2020-05-28T20:28:56.568221140</dc:date>
    <meta:editing-duration>PT2H54M56S</meta:editing-duration>
    <meta:editing-cycles>1</meta:editing-cycles>
    <meta:document-statistic meta:table-count="0" meta:image-count="0" meta:object-count="0" meta:page-count="4" meta:paragraph-count="147" meta:word-count="1281" meta:character-count="3908" meta:non-whitespace-character-count="3436"/>
    <meta:generator>LibreOffice/6.0.7.3$Linux_X86_64 LibreOffice_project/00m0$Build-3</meta:generator>
  </office:meta>
</office:document-meta>
</file>